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faf46" draw:fill="solid" draw:fill-color="#90ee90" draw:textarea-horizontal-align="justify" draw:textarea-vertical-align="middle" draw:auto-grow-height="false" fo:min-height="1.186cm" fo:min-width="2.182cm"/>
      <style:paragraph-properties style:writing-mode="lr-tb"/>
    </style:style>
    <style:style style:name="gr2" style:family="graphic" style:parent-style-name="standard">
      <style:graphic-properties draw:stroke="none" draw:fill-color="#add8e6" draw:textarea-horizontal-align="justify" draw:textarea-vertical-align="middle" draw:auto-grow-height="false" fo:min-height="0.748cm" fo:min-width="3.579cm"/>
      <style:paragraph-properties style:writing-mode="lr-tb"/>
    </style:style>
    <style:style style:name="gr3" style:family="graphic" style:parent-style-name="standard">
      <style:graphic-properties draw:stroke="none" draw:fill-color="#add8e6" draw:textarea-horizontal-align="justify" draw:textarea-vertical-align="middle" draw:auto-grow-height="false" fo:min-height="0.691cm" fo:min-width="3.916cm"/>
      <style:paragraph-properties style:writing-mode="lr-tb"/>
    </style:style>
    <style:style style:name="gr4" style:family="graphic" style:parent-style-name="standard">
      <style:graphic-properties draw:stroke="none" svg:stroke-color="#acb20c" draw:fill-color="#ffffe0" draw:textarea-horizontal-align="justify" draw:textarea-vertical-align="middle" draw:auto-grow-height="false" fo:min-height="1.442cm" fo:min-width="1.692cm"/>
      <style:paragraph-properties style:writing-mode="lr-tb"/>
    </style:style>
    <style:style style:name="gr5" style:family="graphic" style:parent-style-name="standard">
      <style:graphic-properties draw:stroke="none" draw:fill-color="#add8e6" draw:textarea-horizontal-align="justify" draw:textarea-vertical-align="middle" draw:auto-grow-height="false" fo:min-height="1.245cm" fo:min-width="3.397cm"/>
      <style:paragraph-properties style:writing-mode="lr-tb"/>
    </style:style>
    <style:style style:name="gr6" style:family="graphic" style:parent-style-name="standard">
      <style:graphic-properties draw:stroke="none" draw:fill-color="#add8e6" draw:textarea-horizontal-align="justify" draw:textarea-vertical-align="middle" draw:auto-grow-height="false" fo:min-height="1.27cm" fo:min-width="4.046cm"/>
      <style:paragraph-properties style:writing-mode="lr-tb"/>
    </style:style>
    <style:style style:name="gr7" style:family="graphic" style:parent-style-name="standard">
      <style:graphic-properties draw:stroke="none" svg:stroke-color="#3faf46" draw:fill-color="#ffcccb" draw:textarea-horizontal-align="justify" draw:textarea-vertical-align="middle" draw:auto-grow-height="false" fo:min-height="1.531cm" fo:min-width="2.127cm"/>
      <style:paragraph-properties style:writing-mode="lr-tb"/>
    </style:style>
    <style:style style:name="gr8" style:family="graphic" style:parent-style-name="standard">
      <style:graphic-properties draw:stroke="none" draw:fill-color="#add8e6" draw:textarea-horizontal-align="justify" draw:textarea-vertical-align="middle" draw:auto-grow-height="false" fo:min-height="1.372cm" fo:min-width="3.405cm"/>
      <style:paragraph-properties style:writing-mode="lr-tb"/>
    </style:style>
    <style:style style:name="gr9" style:family="graphic" style:parent-style-name="standard">
      <style:graphic-properties draw:stroke="none" draw:fill-color="#add8e6" draw:textarea-horizontal-align="justify" draw:textarea-vertical-align="middle" draw:auto-grow-height="false" fo:min-height="1.468cm" fo:min-width="3.299cm"/>
      <style:paragraph-properties style:writing-mode="lr-tb"/>
    </style:style>
    <style:style style:name="gr10" style:family="graphic" style:parent-style-name="standard">
      <style:graphic-properties draw:stroke="none" svg:stroke-color="#acb20c" draw:fill-color="#ffffe0" draw:textarea-horizontal-align="justify" draw:textarea-vertical-align="middle" draw:auto-grow-height="false" fo:min-height="1.435cm" fo:min-width="1.494cm"/>
      <style:paragraph-properties style:writing-mode="lr-tb"/>
    </style:style>
    <style:style style:name="gr11" style:family="graphic" style:parent-style-name="standard">
      <style:graphic-properties draw:stroke="none" draw:fill-color="#90ee90" draw:textarea-horizontal-align="justify" draw:textarea-vertical-align="middle" draw:auto-grow-height="false" fo:min-height="0.73cm" fo:min-width="2.795cm"/>
      <style:paragraph-properties style:writing-mode="lr-tb"/>
    </style:style>
    <style:style style:name="gr12" style:family="graphic" style:parent-style-name="standard">
      <style:graphic-properties draw:stroke="none" draw:fill-color="#ffffe0" draw:textarea-horizontal-align="justify" draw:textarea-vertical-align="middle" draw:auto-grow-height="false" fo:min-height="0.823cm" fo:min-width="2.706cm"/>
      <style:paragraph-properties style:writing-mode="lr-tb"/>
    </style:style>
    <style:style style:name="gr13" style:family="graphic" style:parent-style-name="standard">
      <style:graphic-properties draw:stroke="none" draw:fill-color="#ffcccb" draw:textarea-horizontal-align="justify" draw:textarea-vertical-align="middle" draw:auto-grow-height="false" fo:min-height="0.644cm" fo:min-width="2.818cm"/>
      <style:paragraph-properties style:writing-mode="lr-tb"/>
    </style:style>
    <style:style style:name="gr14" style:family="graphic" style:parent-style-name="standard">
      <style:graphic-properties draw:stroke="none" svg:stroke-color="#acb20c" draw:fill-color="#ffffe0" draw:textarea-horizontal-align="justify" draw:textarea-vertical-align="middle" draw:auto-grow-height="false" fo:min-height="1.952cm" fo:min-width="1.918cm"/>
      <style:paragraph-properties style:writing-mode="lr-tb"/>
    </style:style>
    <style:style style:name="gr15" style:family="graphic" style:parent-style-name="objectwithoutfill">
      <style:graphic-properties svg:stroke-width="0.081cm" svg:stroke-color="#000000" draw:marker-start-width="0.321cm" draw:marker-end="Arrowheads_20_27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acb20c" draw:fill-color="#ffffe0" draw:textarea-horizontal-align="justify" draw:textarea-vertical-align="middle" draw:auto-grow-height="false" fo:min-height="1.22cm" fo:min-width="1.479cm"/>
      <style:paragraph-properties style:writing-mode="lr-tb"/>
    </style:style>
    <style:style style:name="gr17" style:family="graphic" style:parent-style-name="objectwithoutfill">
      <style:graphic-properties svg:stroke-width="0.081cm" svg:stroke-color="#000000" draw:marker-start-width="0.321cm" draw:marker-end="Arrowheads_20_29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="Arrowheads_20_30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000000" draw:marker-start-width="0.321cm" draw:marker-end="Arrowheads_20_31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000000" draw:marker-start-width="0.321cm" draw:marker-end="Arrowheads_20_32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0000" draw:marker-start-width="0.321cm" draw:marker-end="Arrowheads_20_33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000000" draw:marker-start-width="0.321cm" draw:marker-end="Arrowheads_20_34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000000" draw:marker-start-width="0.321cm" draw:marker-end="Arrowheads_20_37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0000" draw:marker-start-width="0.321cm" draw:marker-end="Arrowheads_20_38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000000" draw:marker-start-width="0.321cm" draw:marker-end="Arrowheads_20_39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000000" draw:marker-start-width="0.321cm" draw:marker-end="Arrowheads_20_40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000000" draw:marker-start-width="0.321cm" draw:marker-end="Arrowheads_20_41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000000" draw:marker-start-width="0.321cm" draw:marker-end="Arrowheads_20_43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000000" draw:marker-start-width="0.321cm" draw:marker-end="Arrowheads_20_44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000000" draw:marker-start-width="0.321cm" draw:marker-end="Arrowheads_20_45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000000" draw:marker-start-width="0.321cm" draw:marker-end="Arrowheads_20_46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81cm" svg:stroke-color="#000000" draw:marker-start-width="0.321cm" draw:marker-end="Arrowheads_20_48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1cm" svg:stroke-color="#000000" draw:marker-start-width="0.321cm" draw:marker-end="Arrowheads_20_49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svg:stroke-color="#000000" draw:marker-start-width="0.321cm" draw:marker-end="Arrowheads_20_51" draw:marker-end-width="0.421cm" draw:fill="none" draw:textarea-vertical-align="middle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000000" draw:marker-start-width="0.321cm" draw:marker-end="Arrowheads_20_52" draw:marker-end-width="0.4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3faf46" draw:fill="solid" draw:fill-color="#90ee90" draw:textarea-horizontal-align="justify" draw:textarea-vertical-align="middle" draw:auto-grow-height="false" fo:min-height="2.094cm" fo:min-width="3.03cm"/>
      <style:paragraph-properties style:writing-mode="lr-tb"/>
    </style:style>
    <style:style style:name="gr39" style:family="graphic" style:parent-style-name="standard">
      <style:graphic-properties draw:stroke="none" draw:fill-color="#add8e6" draw:textarea-horizontal-align="justify" draw:textarea-vertical-align="middle" draw:auto-grow-height="false" fo:min-height="1.734cm" fo:min-width="5.41cm"/>
      <style:paragraph-properties style:writing-mode="lr-tb"/>
    </style:style>
    <style:style style:name="gr40" style:family="graphic" style:parent-style-name="standard">
      <style:graphic-properties draw:stroke="none" draw:fill-color="#add8e6" draw:textarea-horizontal-align="justify" draw:textarea-vertical-align="middle" draw:auto-grow-height="false" fo:min-height="3.102cm" fo:min-width="7.402cm"/>
      <style:paragraph-properties style:writing-mode="lr-tb"/>
    </style:style>
    <style:style style:name="gr41" style:family="graphic" style:parent-style-name="standard">
      <style:graphic-properties draw:stroke="none" svg:stroke-color="#acb20c" draw:fill-color="#ffffe0" draw:textarea-horizontal-align="justify" draw:textarea-vertical-align="middle" draw:auto-grow-height="false" fo:min-height="2.908cm" fo:min-width="2.711cm"/>
      <style:paragraph-properties style:writing-mode="lr-tb"/>
    </style:style>
    <style:style style:name="gr42" style:family="graphic" style:parent-style-name="standard">
      <style:graphic-properties draw:stroke="none" svg:stroke-color="#3faf46" draw:fill-color="#ffcccb" draw:textarea-horizontal-align="justify" draw:textarea-vertical-align="middle" draw:auto-grow-height="false" fo:min-height="2.695cm" fo:min-width="3.56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0.035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solid" draw:fill-color="#90ee90"/>
      <style:paragraph-properties fo:text-align="center"/>
      <style:text-properties fo:font-size="12pt"/>
    </style:style>
    <style:style style:name="P3" style:family="paragraph">
      <loext:graphic-properties draw:fill-color="#add8e6"/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e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cccb"/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ffffe0"/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-color="#90ee90"/>
      <style:paragraph-properties fo:text-align="center"/>
      <style:text-properties fo:font-size="12pt"/>
    </style:style>
    <style:style style:name="P10" style:family="paragraph">
      <loext:graphic-properties draw:fill-color="#ffffe0"/>
      <style:paragraph-properties fo:text-align="center"/>
      <style:text-properties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90ee90"/>
      <style:paragraph-properties fo:text-align="center"/>
    </style:style>
    <style:style style:name="P14" style:family="paragraph">
      <loext:graphic-properties draw:fill-color="#add8e6"/>
      <style:paragraph-properties fo:text-align="center"/>
    </style:style>
    <style:style style:name="P15" style:family="paragraph">
      <loext:graphic-properties draw:fill-color="#ffffe0"/>
      <style:paragraph-properties fo:text-align="center"/>
    </style:style>
    <style:style style:name="P16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tyle="italic" style:font-size-asian="12pt" style:font-style-asian="italic" style:font-size-complex="12pt" style:font-style-complex="italic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792cm" svg:height="2.03cm" svg:x="8.899cm" svg:y="1cm">
          <text:p text:style-name="P1"><text:span text:style-name="T1">User visits home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079cm" svg:height="0.998cm" svg:x="8.756cm" svg:y="3.591cm">
          <text:p text:style-name="P1"><text:span text:style-name="T1">Run 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416cm" svg:height="0.941cm" svg:x="8.587cm" svg:y="5.342cm">
          <text:p text:style-name="P1"><text:span text:style-name="T1">Fetch Auction Item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4.383cm" svg:height="3.384cm" svg:x="8.604cm" svg:y="6.664cm">
          <text:p text:style-name="P4"><text:span text:style-name="T2">Auction items availab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xml:id="id7" draw:id="id7" draw:layer="layout" svg:width="3.897cm" svg:height="1.495cm" svg:x="12.969cm" svg:y="9.533cm">
          <text:p text:style-name="P1">Yes </text:p>
          <text:p text:style-name="P1"><text:span text:style-name="T1">Display Auction Item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4.546cm" svg:height="1.52cm" svg:x="4.277cm" svg:y="9.554cm">
          <text:p text:style-name="P1">No <text:span text:style-name="T1">Show </text:span></text:p>
          <text:p text:style-name="P1"><text:span text:style-name="T1">“</text:span><text:span text:style-name="T3">No</text:span><text:span text:style-name="T1"> Auction Items Availabl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8" draw:id="id18" draw:layer="controls" svg:width="3.715cm" svg:height="2.517cm" svg:x="16.541cm" svg:y="23.925cm">
          <text:p text:style-name="P1"><text:span text:style-name="T1">User exits s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" draw:id="id9" draw:layer="controls" svg:width="3.905cm" svg:height="1.622cm" svg:x="15.48cm" svg:y="15.463cm">
          <text:p text:style-name="P1"><text:span text:style-name="T1">Retrieve JSON data of produc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0" draw:id="id10" draw:layer="controls" svg:width="3.799cm" svg:height="1.718cm" svg:x="5.566cm" svg:y="12.473cm">
          <text:p text:style-name="P1"><text:span text:style-name="T1">Render Auction Items as an HTML tabl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8" draw:id="id8" draw:layer="controls" svg:width="3.986cm" svg:height="3.369cm" svg:x="12.902cm" svg:y="11.648cm">
          <text:p text:style-name="P7"><text:span text:style-name="T4">Request for JSON or HTM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9" xml:id="id13" draw:id="id13" draw:layer="controls" svg:width="3.295cm" svg:height="0.98cm" svg:x="2.26cm" svg:y="19.814cm">
          <text:p text:style-name="P1"><text:span text:style-name="T1">Create Item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5" draw:id="id15" draw:layer="controls" svg:width="3.206cm" svg:height="1.073cm" svg:x="5.883cm" svg:y="19.768cm">
          <text:p text:style-name="P1">Update Item</text:p>
          <draw:enhanced-geometry svg:viewBox="0 0 21600 21600" draw:type="rectangle" draw:enhanced-path="M 0 0 L 21600 0 21600 21600 0 21600 0 0 Z N"/>
        </draw:custom-shape>
        <draw:custom-shape draw:style-name="gr13" draw:text-style-name="P6" xml:id="id14" draw:id="id14" draw:layer="controls" svg:width="3.318cm" svg:height="0.894cm" svg:x="9.485cm" svg:y="19.857cm">
          <text:p text:style-name="P1">Delete Item</text:p>
          <draw:enhanced-geometry svg:viewBox="0 0 21600 21600" draw:type="rectangle" draw:enhanced-path="M 0 0 L 21600 0 21600 21600 0 21600 0 0 Z N"/>
        </draw:custom-shape>
        <draw:custom-shape draw:style-name="gr9" draw:text-style-name="P3" xml:id="id16" draw:id="id16" draw:layer="controls" svg:width="3.799cm" svg:height="1.718cm" svg:x="5.599cm" svg:y="22.642cm">
          <text:p text:style-name="P1"><text:span text:style-name="T1">Render Auction Items as an HTML table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1" draw:id="id1" draw:layer="controls" svg:width="4.836cm" svg:height="4.402cm" svg:x="13.693cm" svg:y="19.272cm">
          <text:p text:style-name="P7"><text:span text:style-name="T4">Continue, Home Page, JSON, or en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1" draw:layer="controls" draw:line-skew="1.323cm" svg:x1="18.529cm" svg:y1="21.473cm" svg:x2="12.835cm" svg:y2="4.09cm" draw:start-shape="id1" draw:start-glue-point="7" draw:end-shape="id2" draw:end-glue-point="1" svg:d="M18529 21473h1824v-17383h-7518" svg:viewBox="0 0 7519 17384">
          <text:p/>
        </draw:connector>
        <draw:custom-shape draw:style-name="gr16" draw:text-style-name="P8" xml:id="id11" draw:id="id11" draw:layer="controls" svg:width="3.957cm" svg:height="2.938cm" svg:x="5.487cm" svg:y="14.679cm">
          <text:p text:style-name="P7"><text:span text:style-name="T4">Manage Item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1" draw:layer="controls" draw:type="line" svg:x1="10.795cm" svg:y1="3.03cm" svg:x2="10.795cm" svg:y2="3.591cm" draw:start-shape="id3" draw:start-glue-point="8" draw:end-shape="id2" draw:end-glue-point="0" svg:d="M10795 3030v561" svg:viewBox="0 0 1 562">
          <text:p/>
        </draw:connector>
        <draw:connector draw:style-name="gr18" draw:text-style-name="P11" draw:layer="controls" draw:type="line" svg:x1="10.795cm" svg:y1="4.589cm" svg:x2="10.795cm" svg:y2="5.342cm" draw:start-shape="id2" draw:start-glue-point="2" draw:end-shape="id4" draw:end-glue-point="0" svg:d="M10795 4589v753" svg:viewBox="0 0 1 754">
          <text:p/>
        </draw:connector>
        <draw:connector draw:style-name="gr19" draw:text-style-name="P11" draw:layer="controls" draw:type="line" svg:x1="10.795cm" svg:y1="6.283cm" svg:x2="10.796cm" svg:y2="6.664cm" draw:start-shape="id4" draw:start-glue-point="2" draw:end-shape="id5" draw:end-glue-point="4" svg:d="M10795 6283l1 381" svg:viewBox="0 0 2 382">
          <text:p/>
        </draw:connector>
        <draw:connector draw:style-name="gr20" draw:text-style-name="P11" draw:layer="controls" svg:x1="8.604cm" svg:y1="8.356cm" svg:x2="6.55cm" svg:y2="9.554cm" draw:start-shape="id5" draw:start-glue-point="5" draw:end-shape="id6" draw:end-glue-point="0" svg:d="M8604 8356h-2054v1198" svg:viewBox="0 0 2055 1199">
          <text:p/>
        </draw:connector>
        <draw:connector draw:style-name="gr21" draw:text-style-name="P11" draw:layer="controls" svg:x1="12.987cm" svg:y1="8.356cm" svg:x2="14.917cm" svg:y2="9.533cm" draw:start-shape="id5" draw:start-glue-point="7" draw:end-shape="id7" draw:end-glue-point="0" svg:d="M12987 8356h1930v1177" svg:viewBox="0 0 1931 1178">
          <text:p/>
        </draw:connector>
        <draw:connector draw:style-name="gr22" draw:text-style-name="P11" draw:layer="controls" draw:type="line" svg:x1="14.917cm" svg:y1="11.028cm" svg:x2="14.895cm" svg:y2="11.648cm" draw:start-shape="id7" draw:start-glue-point="2" draw:end-shape="id8" draw:end-glue-point="4" svg:d="M14917 11028l-22 620" svg:viewBox="0 0 23 621">
          <text:p/>
        </draw:connector>
        <draw:connector draw:style-name="gr23" draw:text-style-name="P11" draw:layer="controls" svg:x1="16.888cm" svg:y1="13.333cm" svg:x2="17.432cm" svg:y2="15.463cm" draw:start-shape="id8" draw:start-glue-point="7" draw:end-shape="id9" draw:end-glue-point="0" svg:d="M16888 13333h544v2130" svg:viewBox="0 0 545 2131">
          <text:p/>
        </draw:connector>
        <draw:connector draw:style-name="gr24" draw:text-style-name="P11" draw:layer="controls" draw:type="line" svg:x1="12.902cm" svg:y1="13.333cm" svg:x2="9.365cm" svg:y2="13.332cm" draw:start-shape="id8" draw:start-glue-point="5" draw:end-shape="id10" draw:end-glue-point="1" svg:d="M12902 13333l-3537-1" svg:viewBox="0 0 3538 2">
          <text:p/>
        </draw:connector>
        <draw:connector draw:style-name="gr25" draw:text-style-name="P11" draw:layer="controls" draw:type="line" svg:x1="7.465cm" svg:y1="14.191cm" svg:x2="7.466cm" svg:y2="14.679cm" draw:start-shape="id10" draw:start-glue-point="2" draw:end-shape="id11" draw:end-glue-point="4" svg:d="M7465 14191l1 488" svg:viewBox="0 0 2 489">
          <text:p/>
        </draw:connector>
        <draw:connector draw:style-name="gr26" draw:text-style-name="P11" xml:id="id12" draw:id="id12" draw:layer="controls" draw:type="line" svg:x1="7.466cm" svg:y1="17.617cm" svg:x2="7.457cm" svg:y2="18.529cm" draw:start-shape="id11" draw:start-glue-point="6" svg:d="M7466 17617l-9 912" svg:viewBox="0 0 10 913">
          <text:p/>
        </draw:connector>
        <draw:connector draw:style-name="gr27" draw:text-style-name="P11" draw:layer="controls" draw:line-skew="-0.794cm" svg:x1="7.457cm" svg:y1="18.529cm" svg:x2="3.907cm" svg:y2="19.814cm" draw:start-shape="id12" draw:start-glue-point="3" draw:end-shape="id13" draw:end-glue-point="0" svg:d="M7457 18529v-131h-3550v1416" svg:viewBox="0 0 3551 1417">
          <text:p/>
        </draw:connector>
        <draw:connector draw:style-name="gr28" draw:text-style-name="P11" draw:layer="controls" draw:line-skew="-0.783cm" svg:x1="7.457cm" svg:y1="18.529cm" svg:x2="11.144cm" svg:y2="19.857cm" draw:start-shape="id12" draw:start-glue-point="3" draw:end-shape="id14" draw:end-glue-point="0" svg:d="M7457 18529v-98h3687v1426" svg:viewBox="0 0 3688 1427">
          <text:p/>
        </draw:connector>
        <draw:connector draw:style-name="gr29" draw:text-style-name="P11" draw:layer="controls" draw:type="line" svg:x1="7.457cm" svg:y1="18.529cm" svg:x2="7.486cm" svg:y2="19.768cm" draw:start-shape="id12" draw:start-glue-point="3" draw:end-shape="id15" draw:end-glue-point="0" svg:d="M7457 18529l29 1239" svg:viewBox="0 0 30 1240">
          <text:p/>
        </draw:connector>
        <draw:connector draw:style-name="gr30" draw:text-style-name="P11" draw:layer="controls" draw:type="line" svg:x1="3.907cm" svg:y1="20.794cm" svg:x2="7.498cm" svg:y2="22.642cm" draw:start-shape="id13" draw:start-glue-point="2" draw:end-shape="id16" draw:end-glue-point="0" svg:d="M3907 20794l3591 1848" svg:viewBox="0 0 3592 1849">
          <text:p/>
        </draw:connector>
        <draw:connector draw:style-name="gr31" draw:text-style-name="P11" draw:layer="controls" draw:type="line" svg:x1="7.486cm" svg:y1="20.841cm" svg:x2="7.498cm" svg:y2="22.642cm" draw:start-shape="id15" draw:start-glue-point="2" draw:end-shape="id16" draw:end-glue-point="0" svg:d="M7486 20841l12 1801" svg:viewBox="0 0 13 1802">
          <text:p/>
        </draw:connector>
        <draw:connector draw:style-name="gr32" draw:text-style-name="P11" draw:layer="controls" draw:type="line" svg:x1="11.144cm" svg:y1="20.751cm" svg:x2="7.498cm" svg:y2="22.642cm" draw:start-shape="id14" draw:start-glue-point="2" draw:end-shape="id16" draw:end-glue-point="0" svg:d="M11144 20751l-3646 1891" svg:viewBox="0 0 3647 1892">
          <text:p/>
        </draw:connector>
        <draw:connector draw:style-name="gr33" draw:text-style-name="P11" draw:layer="controls" draw:line-skew="0cm 1.253cm" svg:x1="7.498cm" svg:y1="24.36cm" svg:x2="16.111cm" svg:y2="19.272cm" draw:start-shape="id16" draw:start-glue-point="2" draw:end-shape="id1" draw:end-glue-point="4" svg:d="M7498 24360v500h5300v-6088h3313v500" svg:viewBox="0 0 8614 6089">
          <text:p/>
        </draw:connector>
        <draw:connector draw:style-name="gr34" draw:text-style-name="P11" draw:layer="controls" draw:line-skew="-0.606cm" svg:x1="18.529cm" svg:y1="21.473cm" svg:x2="17.432cm" svg:y2="15.463cm" draw:start-shape="id1" draw:start-glue-point="7" draw:end-shape="id9" draw:end-glue-point="0" svg:d="M18529 21473h749v-6510h-1846v500" svg:viewBox="0 0 1847 6511">
          <text:p/>
        </draw:connector>
        <draw:connector draw:style-name="gr35" draw:text-style-name="P12" xml:id="id17" draw:id="id17" draw:layer="controls" draw:line-skew="6.136cm" svg:x1="13.693cm" svg:y1="21.473cm" svg:x2="1.693cm" svg:y2="26.247cm" draw:start-shape="id1" draw:start-glue-point="5" svg:d="M13693 21473h-114v4774h-11886" svg:viewBox="0 0 12001 4775">
          <text:p/>
        </draw:connector>
        <draw:connector draw:style-name="gr36" draw:text-style-name="P11" draw:layer="controls" draw:line-skew="0.574cm" svg:x1="1.693cm" svg:y1="26.247cm" svg:x2="5.566cm" svg:y2="13.332cm" draw:start-shape="id17" draw:start-glue-point="3" draw:end-shape="id10" draw:end-glue-point="3" svg:d="M1693 26247h33v-12915h3840" svg:viewBox="0 0 3874 12916">
          <text:p/>
        </draw:connector>
        <draw:connector draw:style-name="gr37" draw:text-style-name="P11" draw:layer="controls" svg:x1="16.111cm" svg:y1="23.674cm" svg:x2="18.399cm" svg:y2="23.925cm" draw:start-shape="id1" draw:start-glue-point="6" draw:end-shape="id18" draw:end-glue-point="4" svg:d="M16111 23674v126h2288v125" svg:viewBox="0 0 2289 252">
          <text:p/>
        </draw:connector>
      </draw:page>
      <draw:page draw:name="page2" draw:style-name="dp1" draw:master-page-name="Default">
        <draw:custom-shape draw:style-name="gr38" draw:text-style-name="P13" draw:layer="layout" svg:width="4.992cm" svg:height="3.314cm" svg:x="6.75cm" svg:y="1cm">
          <text:p text:style-name="P12"><text:span text:style-name="T1">User visits home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draw:layer="layout" svg:width="5.91cm" svg:height="1.984cm" svg:x="6.072cm" svg:y="5.364cm">
          <text:p text:style-name="P12"><text:span text:style-name="T1">Run Applica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7.902cm" svg:height="3.352cm" svg:x="1cm" svg:y="8.714cm">
          <text:p text:style-name="P12">3 Process <text:span text:style-name="T1">Fetch Auction Items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6.421cm" svg:height="6.314cm" svg:x="2.588cm" svg:y="12.373cm">
          <text:p text:style-name="P12">4 Decision <text:span text:style-name="T1">Are auction items availab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4" draw:layer="layout" svg:width="7.902cm" svg:height="3.352cm" svg:x="1.247cm" svg:y="19.861cm">
          <text:p text:style-name="P12">5 Process-Yes <text:span text:style-name="T1">Display Auction Items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7.902cm" svg:height="3.352cm" svg:x="1.317cm" svg:y="23.588cm">
          <text:p text:style-name="P12">6 Process-No <text:span text:style-name="T1">Show “No Auction Items Available”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5.75cm" svg:height="4.163cm" svg:x="13.348cm" svg:y="1cm">
          <text:p text:style-name="P1">7 End <text:span text:style-name="T1">User exits s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controls" svg:width="7.902cm" svg:height="3.352cm" svg:x="11.618cm" svg:y="5.327cm">
          <text:p text:style-name="P1">8 Process <text:span text:style-name="T1">Retrieve JSON data of products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controls" svg:width="7.902cm" svg:height="3.352cm" svg:x="11.654cm" svg:y="9.278cm">
          <text:p text:style-name="P1">9 Process <text:span text:style-name="T1">Render Auction Items as an HTML table</text:span></text:p>
          <draw:enhanced-geometry svg:viewBox="0 0 21600 21600" draw:type="rectangle" draw:enhanced-path="M 0 0 L 21600 0 21600 21600 0 21600 0 0 Z N"/>
        </draw:custom-shape>
        <draw:custom-shape draw:style-name="gr41" draw:text-style-name="P10" draw:layer="controls" svg:width="6.421cm" svg:height="6.314cm" svg:x="12.452cm" svg:y="13.407cm">
          <text:p text:style-name="P1">10 Decision <text:span text:style-name="T1">Request for JSON or HTM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>
        <draw:frame draw:style-name="gr43" draw:text-style-name="P16" draw:layer="layout" svg:width="15.099cm" svg:height="20.285cm" svg:x="2.222cm" svg:y="2.54cm">
          <draw:text-box>
            <text:p>Connections</text:p>
            <text:p>Connect Start (Oval) → Run Application (Rectangle).</text:p>
            <text:p>Connect Run Application → Fetch Auction Items (Rectangle).</text:p>
            <text:p>Connect Fetch Auction Items → Are auctions available? (Diamond).</text:p>
            <text:p>From Are auctions available?:</text:p>
            <text:p>Yes → Display auctions (Rectangle).</text:p>
            <text:p>No → Show "No auctions available" (Rectangle).</text:p>
            <text:p>From both Display auctions and Show "No auctions available": → End (Oval).</text:p>
            <text:p/>
            <text:p/>
            <text:p>Visual Layout</text:p>
            <text:p>Place the Start (Oval) at the top center.</text:p>
            <text:p>Place the Run Application and Fetch Auction Items rectangles sequentially below the start.</text:p>
            <text:p>Position the Decision (Diamond) below the fetch process, centered.</text:p>
            <text:p>Branch the decision with:</text:p>
            <text:p>Yes Path: Leading to the Display auctions rectangle on the right.</text:p>
            <text:p>No Path: Leading to the Show "No auctions available" rectangle on the left.</text:p>
            <text:p>Both paths converge to the End (Oval) at the bottom center.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7T20:20:52.699000000</meta:creation-date>
    <dc:date>2024-12-07T21:51:09.972000000</dc:date>
    <meta:editing-duration>PT24S</meta:editing-duration>
    <meta:editing-cycles>1</meta:editing-cycles>
    <meta:document-statistic meta:object-count="49"/>
    <meta:generator>LibreOffice/7.5.2.2$Windows_X86_64 LibreOffice_project/53bb9681a964705cf672590721dbc85eb4d0c3a2</meta:generator>
  </office:meta>
</office:document-meta>
</file>